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rsid="0015aa2b" officeooo:paragraph-rsid="0015aa2b"/>
    </style:style>
    <style:style style:name="P3" style:family="paragraph" style:parent-style-name="Standard">
      <style:paragraph-properties fo:line-height="200%"/>
      <style:text-properties officeooo:paragraph-rsid="0015aa2b"/>
    </style:style>
    <style:style style:name="P4" style:family="paragraph" style:parent-style-name="Standard">
      <style:paragraph-properties fo:line-height="200%"/>
      <style:text-properties officeooo:rsid="0015aa2b" officeooo:paragraph-rsid="00e265f0"/>
    </style:style>
    <style:style style:name="P5" style:family="paragraph" style:parent-style-name="Standard">
      <style:paragraph-properties fo:line-height="200%"/>
      <style:text-properties officeooo:rsid="0015aa2b" officeooo:paragraph-rsid="00cc9090"/>
    </style:style>
    <style:style style:name="P6" style:family="paragraph" style:parent-style-name="Standard">
      <style:paragraph-properties fo:line-height="200%"/>
      <style:text-properties officeooo:rsid="001af3a2" officeooo:paragraph-rsid="001af3a2"/>
    </style:style>
    <style:style style:name="T1" style:family="text">
      <style:text-properties officeooo:rsid="001455b9"/>
    </style:style>
    <style:style style:name="T2" style:family="text">
      <style:text-properties officeooo:rsid="001b55a4"/>
    </style:style>
    <style:style style:name="T3" style:family="text">
      <style:text-properties officeooo:rsid="00251238"/>
    </style:style>
    <style:style style:name="T4" style:family="text">
      <style:text-properties officeooo:rsid="00265053"/>
    </style:style>
    <style:style style:name="T5" style:family="text">
      <style:text-properties officeooo:rsid="001c0d77"/>
    </style:style>
    <style:style style:name="T6" style:family="text">
      <style:text-properties officeooo:rsid="002edb5b"/>
    </style:style>
    <style:style style:name="T7" style:family="text">
      <style:text-properties officeooo:rsid="002776e9"/>
    </style:style>
    <style:style style:name="T8" style:family="text">
      <style:text-properties officeooo:rsid="003084f1"/>
    </style:style>
    <style:style style:name="T9" style:family="text">
      <style:text-properties officeooo:rsid="00284435"/>
    </style:style>
    <style:style style:name="T10" style:family="text">
      <style:text-properties officeooo:rsid="001e8c57"/>
    </style:style>
    <style:style style:name="T11" style:family="text">
      <style:text-properties officeooo:rsid="002b5e33"/>
    </style:style>
    <style:style style:name="T12" style:family="text">
      <style:text-properties officeooo:rsid="002bfec9"/>
    </style:style>
    <style:style style:name="T13" style:family="text">
      <style:text-properties officeooo:rsid="001eee6a"/>
    </style:style>
    <style:style style:name="T14" style:family="text">
      <style:text-properties officeooo:rsid="0031730d"/>
    </style:style>
    <style:style style:name="T15" style:family="text">
      <style:text-properties officeooo:rsid="00320098"/>
    </style:style>
    <style:style style:name="T16" style:family="text">
      <style:text-properties officeooo:rsid="00341a77"/>
    </style:style>
    <style:style style:name="T17" style:family="text">
      <style:text-properties officeooo:rsid="0035cd23"/>
    </style:style>
    <style:style style:name="T18" style:family="text">
      <style:text-properties officeooo:rsid="00338f09"/>
    </style:style>
    <style:style style:name="T19" style:family="text">
      <style:text-properties officeooo:rsid="001fbf82"/>
    </style:style>
    <style:style style:name="T20" style:family="text">
      <style:text-properties officeooo:rsid="001f634d"/>
    </style:style>
    <style:style style:name="T21" style:family="text">
      <style:text-properties officeooo:rsid="00206d78"/>
    </style:style>
    <style:style style:name="T22" style:family="text">
      <style:text-properties officeooo:rsid="003971ed"/>
    </style:style>
    <style:style style:name="T23" style:family="text">
      <style:text-properties officeooo:rsid="003aebad"/>
    </style:style>
    <style:style style:name="T24" style:family="text">
      <style:text-properties officeooo:rsid="003b83b6"/>
    </style:style>
    <style:style style:name="T25" style:family="text">
      <style:text-properties officeooo:rsid="003af98d"/>
    </style:style>
    <style:style style:name="T26" style:family="text">
      <style:text-properties officeooo:rsid="00211fe3"/>
    </style:style>
    <style:style style:name="T27" style:family="text">
      <style:text-properties officeooo:rsid="003c8c73"/>
    </style:style>
    <style:style style:name="T28" style:family="text">
      <style:text-properties officeooo:rsid="0021f663"/>
    </style:style>
    <style:style style:name="T29" style:family="text">
      <style:text-properties officeooo:rsid="003e09ea"/>
    </style:style>
    <style:style style:name="T30" style:family="text">
      <style:text-properties officeooo:rsid="0040052a"/>
    </style:style>
    <style:style style:name="T31" style:family="text">
      <style:text-properties officeooo:rsid="0040cd3b"/>
    </style:style>
    <style:style style:name="T32" style:family="text">
      <style:text-properties officeooo:rsid="00423143"/>
    </style:style>
    <style:style style:name="T33" style:family="text">
      <style:text-properties officeooo:rsid="0042c476"/>
    </style:style>
    <style:style style:name="T34" style:family="text">
      <style:text-properties officeooo:rsid="0043b467"/>
    </style:style>
    <style:style style:name="T35" style:family="text">
      <style:text-properties officeooo:rsid="004483c8"/>
    </style:style>
    <style:style style:name="T36" style:family="text">
      <style:text-properties officeooo:rsid="0044ee2a"/>
    </style:style>
    <style:style style:name="T37" style:family="text">
      <style:text-properties officeooo:rsid="004937e0"/>
    </style:style>
    <style:style style:name="T38" style:family="text">
      <style:text-properties officeooo:rsid="00470420"/>
    </style:style>
    <style:style style:name="T39" style:family="text">
      <style:text-properties officeooo:rsid="0045eead"/>
    </style:style>
    <style:style style:name="T40" style:family="text">
      <style:text-properties officeooo:rsid="00487b5b"/>
    </style:style>
    <style:style style:name="T41" style:family="text">
      <style:text-properties officeooo:rsid="004a7dac"/>
    </style:style>
    <style:style style:name="T42" style:family="text">
      <style:text-properties officeooo:rsid="004d38ad"/>
    </style:style>
    <style:style style:name="T43" style:family="text">
      <style:text-properties officeooo:rsid="004f2bdb"/>
    </style:style>
    <style:style style:name="T44" style:family="text">
      <style:text-properties officeooo:rsid="00507bdd"/>
    </style:style>
    <style:style style:name="T45" style:family="text">
      <style:text-properties officeooo:rsid="0050b3b7"/>
    </style:style>
    <style:style style:name="T46" style:family="text">
      <style:text-properties officeooo:rsid="00503ad1"/>
    </style:style>
    <style:style style:name="T47" style:family="text">
      <style:text-properties officeooo:rsid="00525c48"/>
    </style:style>
    <style:style style:name="T48" style:family="text">
      <style:text-properties officeooo:rsid="00534f06"/>
    </style:style>
    <style:style style:name="T49" style:family="text">
      <style:text-properties officeooo:rsid="00557482"/>
    </style:style>
    <style:style style:name="T50" style:family="text">
      <style:text-properties officeooo:rsid="0055d137"/>
    </style:style>
    <style:style style:name="T51" style:family="text">
      <style:text-properties officeooo:rsid="00568a70"/>
    </style:style>
    <style:style style:name="T52" style:family="text">
      <style:text-properties officeooo:rsid="0058591e"/>
    </style:style>
    <style:style style:name="T53" style:family="text">
      <style:text-properties officeooo:rsid="00594552"/>
    </style:style>
    <style:style style:name="T54" style:family="text">
      <style:text-properties officeooo:rsid="005a3ff9"/>
    </style:style>
    <style:style style:name="T55" style:family="text">
      <style:text-properties officeooo:rsid="005b60b2"/>
    </style:style>
    <style:style style:name="T56" style:family="text">
      <style:text-properties officeooo:rsid="005b76bf"/>
    </style:style>
    <style:style style:name="T57" style:family="text">
      <style:text-properties officeooo:rsid="005c1ded"/>
    </style:style>
    <style:style style:name="T58" style:family="text">
      <style:text-properties officeooo:rsid="005ddd31"/>
    </style:style>
    <style:style style:name="T59" style:family="text">
      <style:text-properties officeooo:rsid="005f2fd9"/>
    </style:style>
    <style:style style:name="T60" style:family="text">
      <style:text-properties officeooo:rsid="0060d508"/>
    </style:style>
    <style:style style:name="T61" style:family="text">
      <style:text-properties officeooo:rsid="0060fa65"/>
    </style:style>
    <style:style style:name="T62" style:family="text">
      <style:text-properties officeooo:rsid="0061c7ca"/>
    </style:style>
    <style:style style:name="T63" style:family="text">
      <style:text-properties officeooo:rsid="0063383c"/>
    </style:style>
    <style:style style:name="T64" style:family="text">
      <style:text-properties officeooo:rsid="0063edc0"/>
    </style:style>
    <style:style style:name="T65" style:family="text">
      <style:text-properties officeooo:rsid="00655f55"/>
    </style:style>
    <style:style style:name="T66" style:family="text">
      <style:text-properties officeooo:rsid="00671b9b"/>
    </style:style>
    <style:style style:name="T67" style:family="text">
      <style:text-properties officeooo:rsid="0068ddbd"/>
    </style:style>
    <style:style style:name="T68" style:family="text">
      <style:text-properties officeooo:rsid="0068ffe0"/>
    </style:style>
    <style:style style:name="T69" style:family="text">
      <style:text-properties officeooo:rsid="00692277"/>
    </style:style>
    <style:style style:name="T70" style:family="text">
      <style:text-properties officeooo:rsid="006999b9"/>
    </style:style>
    <style:style style:name="T71" style:family="text">
      <style:text-properties officeooo:rsid="00d03cc6"/>
    </style:style>
    <style:style style:name="T72" style:family="text">
      <style:text-properties officeooo:rsid="006b6c6d"/>
    </style:style>
    <style:style style:name="T73" style:family="text">
      <style:text-properties officeooo:rsid="006bc25a"/>
    </style:style>
    <style:style style:name="T74" style:family="text">
      <style:text-properties officeooo:rsid="006c3287"/>
    </style:style>
    <style:style style:name="T75" style:family="text">
      <style:text-properties officeooo:rsid="006d95f5"/>
    </style:style>
    <style:style style:name="T76" style:family="text">
      <style:text-properties officeooo:rsid="0072b7de"/>
    </style:style>
    <style:style style:name="T77" style:family="text">
      <style:text-properties officeooo:rsid="0073a646"/>
    </style:style>
    <style:style style:name="T78" style:family="text">
      <style:text-properties officeooo:rsid="00d0881c"/>
    </style:style>
    <style:style style:name="T79" style:family="text">
      <style:text-properties officeooo:rsid="007462c7"/>
    </style:style>
    <style:style style:name="T80" style:family="text">
      <style:text-properties officeooo:rsid="0075e8cd"/>
    </style:style>
    <style:style style:name="T81" style:family="text">
      <style:text-properties officeooo:rsid="0077b775"/>
    </style:style>
    <style:style style:name="T82" style:family="text">
      <style:text-properties officeooo:rsid="007a14e0"/>
    </style:style>
    <style:style style:name="T83" style:family="text">
      <style:text-properties officeooo:rsid="007b2008"/>
    </style:style>
    <style:style style:name="T84" style:family="text">
      <style:text-properties officeooo:rsid="007e42b0"/>
    </style:style>
    <style:style style:name="T85" style:family="text">
      <style:text-properties officeooo:rsid="007fb21c"/>
    </style:style>
    <style:style style:name="T86" style:family="text">
      <style:text-properties officeooo:rsid="00817198"/>
    </style:style>
    <style:style style:name="T87" style:family="text">
      <style:text-properties officeooo:rsid="0081ade9"/>
    </style:style>
    <style:style style:name="T88" style:family="text">
      <style:text-properties officeooo:rsid="0082a731"/>
    </style:style>
    <style:style style:name="T89" style:family="text">
      <style:text-properties officeooo:rsid="00df0ade"/>
    </style:style>
    <style:style style:name="T90" style:family="text">
      <style:text-properties officeooo:rsid="00e163df"/>
    </style:style>
    <style:style style:name="T91" style:family="text">
      <style:text-properties officeooo:rsid="00e005de"/>
    </style:style>
    <style:style style:name="T92" style:family="text">
      <style:text-properties officeooo:rsid="00e1a19a"/>
    </style:style>
    <style:style style:name="T93" style:family="text">
      <style:text-properties officeooo:rsid="0082ebdc"/>
    </style:style>
    <style:style style:name="T94" style:family="text">
      <style:text-properties officeooo:rsid="00837d53"/>
    </style:style>
    <style:style style:name="T95" style:family="text">
      <style:text-properties officeooo:rsid="008723c1"/>
    </style:style>
    <style:style style:name="T96" style:family="text">
      <style:text-properties officeooo:rsid="00855a91"/>
    </style:style>
    <style:style style:name="T97" style:family="text">
      <style:text-properties officeooo:rsid="00888b1e"/>
    </style:style>
    <style:style style:name="T98" style:family="text">
      <style:text-properties officeooo:rsid="00898d81"/>
    </style:style>
    <style:style style:name="T99" style:family="text">
      <style:text-properties officeooo:rsid="00953d53"/>
    </style:style>
    <style:style style:name="T100" style:family="text">
      <style:text-properties officeooo:rsid="008a5c77"/>
    </style:style>
    <style:style style:name="T101" style:family="text">
      <style:text-properties officeooo:rsid="008d2828"/>
    </style:style>
    <style:style style:name="T102" style:family="text">
      <style:text-properties officeooo:rsid="008eb093"/>
    </style:style>
    <style:style style:name="T103" style:family="text">
      <style:text-properties officeooo:rsid="008fad47"/>
    </style:style>
    <style:style style:name="T104" style:family="text">
      <style:text-properties officeooo:rsid="00901051"/>
    </style:style>
    <style:style style:name="T105" style:family="text">
      <style:text-properties officeooo:rsid="0091916a"/>
    </style:style>
    <style:style style:name="T106" style:family="text">
      <style:text-properties officeooo:rsid="00931aae"/>
    </style:style>
    <style:style style:name="T107" style:family="text">
      <style:text-properties officeooo:rsid="009325e9"/>
    </style:style>
    <style:style style:name="T108" style:family="text">
      <style:text-properties officeooo:rsid="00944df1"/>
    </style:style>
    <style:style style:name="T109" style:family="text">
      <style:text-properties officeooo:rsid="00cc9090"/>
    </style:style>
    <style:style style:name="T110" style:family="text">
      <style:text-properties officeooo:rsid="00cdea82"/>
    </style:style>
    <style:style style:name="T111" style:family="text">
      <style:text-properties officeooo:rsid="00963b01"/>
    </style:style>
    <style:style style:name="T112" style:family="text">
      <style:text-properties officeooo:rsid="0097c3af"/>
    </style:style>
    <style:style style:name="T113" style:family="text">
      <style:text-properties officeooo:rsid="009a5c34"/>
    </style:style>
    <style:style style:name="T114" style:family="text">
      <style:text-properties officeooo:rsid="009ac525"/>
    </style:style>
    <style:style style:name="T115" style:family="text">
      <style:text-properties officeooo:rsid="009ca437"/>
    </style:style>
    <style:style style:name="T116" style:family="text">
      <style:text-properties officeooo:rsid="009e51a1"/>
    </style:style>
    <style:style style:name="T117" style:family="text">
      <style:text-properties officeooo:rsid="009f9b8d"/>
    </style:style>
    <style:style style:name="T118" style:family="text">
      <style:text-properties officeooo:rsid="00a407dc"/>
    </style:style>
    <style:style style:name="T119" style:family="text">
      <style:text-properties officeooo:rsid="00a914c0"/>
    </style:style>
    <style:style style:name="T120" style:family="text">
      <style:text-properties officeooo:rsid="00aa886f"/>
    </style:style>
    <style:style style:name="T121" style:family="text">
      <style:text-properties officeooo:rsid="00abb9ab"/>
    </style:style>
    <style:style style:name="T122" style:family="text">
      <style:text-properties officeooo:rsid="00ad4fce"/>
    </style:style>
    <style:style style:name="T123" style:family="text">
      <style:text-properties officeooo:rsid="00ab2d73"/>
    </style:style>
    <style:style style:name="T124" style:family="text">
      <style:text-properties officeooo:rsid="00b0536d"/>
    </style:style>
    <style:style style:name="T125" style:family="text">
      <style:text-properties officeooo:rsid="00b011bb"/>
    </style:style>
    <style:style style:name="T126" style:family="text">
      <style:text-properties officeooo:rsid="00b1a72c"/>
    </style:style>
    <style:style style:name="T127" style:family="text">
      <style:text-properties officeooo:rsid="00b2dc14"/>
    </style:style>
    <style:style style:name="T128" style:family="text">
      <style:text-properties officeooo:rsid="00b4993f"/>
    </style:style>
    <style:style style:name="T129" style:family="text">
      <style:text-properties officeooo:rsid="00b544b6"/>
    </style:style>
    <style:style style:name="T130" style:family="text">
      <style:text-properties officeooo:rsid="00b7442e"/>
    </style:style>
    <style:style style:name="T131" style:family="text">
      <style:text-properties officeooo:rsid="00b9584b"/>
    </style:style>
    <style:style style:name="T132" style:family="text">
      <style:text-properties officeooo:rsid="00b9f8b5"/>
    </style:style>
    <style:style style:name="T133" style:family="text">
      <style:text-properties officeooo:rsid="00bb11b4"/>
    </style:style>
    <style:style style:name="T134" style:family="text">
      <style:text-properties officeooo:rsid="00bc278e"/>
    </style:style>
    <style:style style:name="T135" style:family="text">
      <style:text-properties officeooo:rsid="00bcbac7"/>
    </style:style>
    <style:style style:name="T136" style:family="text">
      <style:text-properties officeooo:rsid="00bd5391"/>
    </style:style>
    <style:style style:name="T137" style:family="text">
      <style:text-properties officeooo:rsid="00bed62a"/>
    </style:style>
    <style:style style:name="T138" style:family="text">
      <style:text-properties officeooo:rsid="00c3e768"/>
    </style:style>
    <style:style style:name="T139" style:family="text">
      <style:text-properties officeooo:rsid="00c21db8"/>
    </style:style>
    <style:style style:name="T140" style:family="text">
      <style:text-properties officeooo:rsid="00c02c9d"/>
    </style:style>
    <style:style style:name="T141" style:family="text">
      <style:text-properties officeooo:rsid="00c78232"/>
    </style:style>
    <style:style style:name="T142" style:family="text">
      <style:text-properties officeooo:rsid="00c83488"/>
    </style:style>
    <style:style style:name="T143" style:family="text">
      <style:text-properties officeooo:rsid="00c9cb46"/>
    </style:style>
    <style:style style:name="T144" style:family="text">
      <style:text-properties officeooo:rsid="00ca8147"/>
    </style:style>
    <style:style style:name="T145" style:family="text">
      <style:text-properties officeooo:rsid="00d0d307"/>
    </style:style>
    <style:style style:name="T146" style:family="text">
      <style:text-properties officeooo:rsid="00d266f3"/>
    </style:style>
    <style:style style:name="T147" style:family="text">
      <style:text-properties officeooo:rsid="00d4d3ed"/>
    </style:style>
    <style:style style:name="T148" style:family="text">
      <style:text-properties officeooo:rsid="00d6219b"/>
    </style:style>
    <style:style style:name="T149" style:family="text">
      <style:text-properties officeooo:rsid="00d35445"/>
    </style:style>
    <style:style style:name="T150" style:family="text">
      <style:text-properties officeooo:rsid="00d3556e"/>
    </style:style>
    <style:style style:name="T151" style:family="text">
      <style:text-properties officeooo:rsid="00d7fcc2"/>
    </style:style>
    <style:style style:name="T152" style:family="text">
      <style:text-properties officeooo:rsid="00d9cc71"/>
    </style:style>
    <style:style style:name="T153" style:family="text">
      <style:text-properties officeooo:rsid="00daa15b"/>
    </style:style>
    <style:style style:name="T154" style:family="text">
      <style:text-properties officeooo:rsid="00dc508b"/>
    </style:style>
    <style:style style:name="T155" style:family="text">
      <style:text-properties officeooo:rsid="00e3132f"/>
    </style:style>
    <style:style style:name="T156" style:family="text">
      <style:text-properties officeooo:rsid="00e382e2"/>
    </style:style>
    <style:style style:name="T157" style:family="text">
      <style:text-properties officeooo:rsid="00e4dff3"/>
    </style:style>
    <style:style style:name="T158" style:family="text">
      <style:text-properties officeooo:rsid="00e6a1c1"/>
    </style:style>
    <style:style style:name="T159" style:family="text">
      <style:text-properties officeooo:rsid="00e739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13 <text:span text:style-name="T1">Assignment</text:span></text:p>
      <text:p text:style-name="P1">April 27, 2025</text:p>
      <text:p text:style-name="P1">---</text:p>
      <text:p text:style-name="P2">1. What was the adversary’s method/TTP used (e.g malware, spear-phishing, etc.)?</text:p>
      <text:p text:style-name="P2">2. How did the malware spread?,</text:p>
      <text:p text:style-name="P2">3. In your opinion, what part of the ICS Kill Chain Mapping aided the most in the success of the attack?</text:p>
      <text:p text:style-name="P2">4. What are some of the recommended defensive mechanisms that could be used to prevent these attacks in the future?</text:p>
      <text:p text:style-name="P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Stuxnet Worm</text:p>
      <text:p text:style-name="P2"><text:tab/><text:span text:style-name="T2">Stuxnet </text:span><text:span text:style-name="T3">was discovered in 2010 as a highly targeted </text:span><text:span text:style-name="T4">worm designed to disrupt </text:span><text:span text:style-name="T3">specific industrial control systems, likely uranium processing in Iran. It </text:span><text:span text:style-name="T5">spread initially through USB drives which exploited </text:span><text:span text:style-name="T6">several</text:span><text:span text:style-name="T5"> vulnerabilities </text:span><text:span text:style-name="T7">like a </text:span><text:span text:style-name="T8">zero day </text:span><text:span text:style-name="T7">flaw in</text:span><text:span text:style-name="T5"> </text:span><text:span text:style-name="T6">Windows </text:span><text:span text:style-name="T5">shortcut files </text:span><text:span text:style-name="T9">in order </text:span><text:span text:style-name="T5">to infect engineering PCs through social engineering </text:span><text:span text:style-name="T10">tactics</text:span><text:span text:style-name="T5">. </text:span><text:span text:style-name="T10">Once inside the network, </text:span><text:span text:style-name="T11">other </text:span><text:span text:style-name="T10">exploit</text:span><text:span text:style-name="T12">s like a vulnerability</text:span><text:span text:style-name="T10"> in a Windows printer spooler service</text:span><text:span text:style-name="T5"> </text:span><text:span text:style-name="T10">allowed the worm to spread to networked shares and find other devices to infect, </text:span><text:span text:style-name="T13">enabling lateral movement</text:span><text:span text:style-name="T10">. </text:span><text:span text:style-name="T14">The initial USB spread was purposely slowed to spread to only a handful of devices per USB device, helping to avoid detection by unnecessary spread or spreading fast enough to be detectable. </text:span><text:span text:style-name="T13">The worm </text:span><text:span text:style-name="T15">was harmless to most infected devices because it had a specific design goal, and its </text:span><text:span text:style-name="T13">payload remained dormant </text:span><text:span text:style-name="T16">until it encountered the </text:span><text:span text:style-name="T17">programmable controllers</text:span><text:span text:style-name="T16"> it was designed to manipulate</text:span><text:span text:style-name="T13">. In the affected industrial control settings, the </text:span><text:span text:style-name="T15">worm </text:span><text:span text:style-name="T13">reconfigured </text:span><text:span text:style-name="T17">PLCs </text:span><text:span text:style-name="T18">used in uranium processing centrifuges. The misconfigured settings </text:span><text:span text:style-name="T13">caused damage to centrifuges or inefficiently process</text:span><text:span text:style-name="T19">ed</text:span><text:span text:style-name="T13"> uranium </text:span><text:span text:style-name="T20">in the targeted applications</text:span><text:span text:style-name="T13">. </text:span><text:span text:style-name="T21">By using multiple zero day exploits and legitimate digital certificates, the Stuxnet worm was able to penetrate </text:span><text:span text:style-name="T6">hundreds of thousands </text:span><text:span text:style-name="T22">of</text:span><text:span text:style-name="T21"> devices and move between networks unnoticed. </text:span><text:span text:style-name="T22">The rootkit portion of the worm enabled it to start close to boot using real signed certificates from Realtek and others which concealed its operations. </text:span><text:span text:style-name="T23">It used this capabilit</text:span><text:span text:style-name="T24">y</text:span><text:span text:style-name="T23"> to </text:span><text:span text:style-name="T22">inject its malicious </text:span><text:span text:style-name="T23">code </text:span><text:span text:style-name="T25">into processes</text:span><text:span text:style-name="T22"> from kernel mode early in the boot sequence.</text:span><text:span text:style-name="T21"> </text:span><text:span text:style-name="T26">In addition, the modifications the payload made to the PLCs </text:span><text:span text:style-name="T27">were</text:span><text:span text:style-name="T26"> obfuscated when the code was read directly </text:span><text:span text:style-name="T27">by infecting project files and injecting into DLL files used when interacting with the PLC</text:span><text:span text:style-name="T26">. This made discovering the methods and effects of the attack much more difficult as the </text:span><text:span text:style-name="T28">worm</text:span><text:span text:style-name="T26"> concealed its actvities.</text:span></text:p>
      <text:p text:style-name="P2"><text:tab/><text:span text:style-name="T29">The delivery step of the ICS kill chain circumvented the air gapped industrial systems by leveraging social engineering to deliver USB </text:span><text:span text:style-name="T30">drives that penetrated the security perimeter. </text:span><text:span text:style-name="T31">This was the first case of </text:span><text:span text:style-name="T32">cyber attacks </text:span><text:span text:style-name="T33">being used to penetrate ICS </text:span><text:span text:style-name="T34">short of </text:span><text:span text:style-name="T35">direct </text:span><text:span text:style-name="T34">espionage </text:span><text:span text:style-name="T36">and was </text:span><text:span text:style-name="T37">a</text:span><text:span text:style-name="T38"> </text:span><text:span text:style-name="T36">crucial step in </text:span><text:span text:style-name="T39">breaching the security of the systems. </text:span><text:span text:style-name="T40">The </text:span><text:span text:style-name="T41">initial infection vector was not enough to make this such </text:span><text:soft-page-break/><text:span text:style-name="T41">an advanced persistent threat, </text:span><text:span text:style-name="T42">as Stuxnet used several zero day exploits to spread </text:span><text:span text:style-name="T43">in the exploitation phase. </text:span><text:span text:style-name="T44">Several </text:span><text:span text:style-name="T42">clever tactics </text:span><text:span text:style-name="T45">were used </text:span><text:span text:style-name="T42">to avoid detection </text:span><text:span text:style-name="T46">as it </text:span><text:span text:style-name="T47">installed and modified</text:span><text:span text:style-name="T46"> itself </text:span><text:span text:style-name="T47">and other processes </text:span><text:span text:style-name="T46">via rootkits </text:span><text:span text:style-name="T48">and command and control servers. </text:span><text:span text:style-name="T49">Finally in the attack stage, </text:span><text:span text:style-name="T50">the </text:span><text:span text:style-name="T51">malicious actions by manipulating PLCs </text:span><text:span text:style-name="T52">were </text:span><text:span text:style-name="T53">done subtly to not raise suspicions of </text:span><text:span text:style-name="T54">an attack. </text:span><text:span text:style-name="T55">This could have enabled the worm to stay embedded in </text:span><text:span text:style-name="T56">the systems and remain undetected while countless centrifuges were destroyed </text:span><text:span text:style-name="T57">and the uranium enrichment program could have been hampered for years. </text:span></text:p>
      <text:p text:style-name="P2"><text:tab/><text:span text:style-name="T58">In order for an attack this sophisticated and well planned to be detected </text:span><text:span text:style-name="T59">or prevented, several key </text:span><text:span text:style-name="T60">categories of security could be enhanced. </text:span><text:span text:style-name="T61">While some of the exploits were zero day and had no patch, there were multiple exploits used in the </text:span><text:span text:style-name="T62">spread and infection steps of the initial attack setup. </text:span><text:span text:style-name="T63">Some of these vulnerabilities could have been closed which could have slowed the progression of the worm. </text:span><text:span text:style-name="T64">And the worm was able to bridge the air gapped OT system by USB devices. There should be policies </text:span><text:span text:style-name="T65">to restrict USB </text:span><text:span text:style-name="T66">use and stricter training for staff to prevent the critical systems from being breached </text:span><text:span text:style-name="T67">using the lessons learned from Stuxnet. </text:span><text:span text:style-name="T68">In addition, the worm was able to subtly </text:span><text:span text:style-name="T69">increase or decrease the RPM of the centrifuge to </text:span><text:span text:style-name="T70">cause issues running too quickly or slowly. </text:span><text:span text:style-name="T71">Loading the new configuration could have been detected or compared to a known good configuration to detect changes. </text:span><text:span text:style-name="T72">These small differences might have been caught with better monitoring </text:span><text:span text:style-name="T73">and logging of sensor readouts, </text:span><text:span text:style-name="T74">or carefully </text:span><text:span text:style-name="T75">reviewing </text:span><text:span text:style-name="T74">the tachometer </text:span><text:span text:style-name="T75">under operation </text:span><text:span text:style-name="T76">to </text:span><text:span text:style-name="T77">double check </text:span><text:span text:style-name="T78">observations matched expected results</text:span><text:span text:style-name="T77">.</text:span></text:p>
      <text:p text:style-name="P2">---</text:p>
      <text:p text:style-name="P2"/>
      <text:p text:style-name="P2"/>
      <text:p text:style-name="P2"/>
      <text:p text:style-name="P2"/>
      <text:p text:style-name="P2"/>
      <text:p text:style-name="P2"/>
      <text:p text:style-name="P2"><text:soft-page-break/>BlackEnergy</text:p>
      <text:p text:style-name="P4"><text:tab/><text:span text:style-name="T79">In 2015 the BlackEnergy malware disrupted Ukraine’s power grid through </text:span><text:span text:style-name="T80">a targeted spear phishing campaign. </text:span><text:span text:style-name="T81">Multiple staff at power companies in Ukraine received email with a malicious attachment. </text:span><text:span text:style-name="T82">When opened with macros enabled, the malware was able to infect the machine and </text:span><text:span text:style-name="T83">allow attackers to </text:span><text:span text:style-name="T82">gain access to further systems. </text:span><text:span text:style-name="T83">The malware itself did not spread from the initial machine, but used the </text:span><text:span text:style-name="T84">stolen credentials to move laterally </text:span><text:span text:style-name="T85">including the ICS network</text:span><text:span text:style-name="T84">. </text:span><text:span text:style-name="T85">Attackers were then able to use </text:span><text:span text:style-name="T86">remote admin software to </text:span><text:span text:style-name="T87">control devices and ensure they were able to interact with the </text:span><text:span text:style-name="T88">grid controls. </text:span><text:span text:style-name="T89">This attack </text:span><text:span text:style-name="T90">used </text:span><text:span text:style-name="T89">remote </text:span><text:span text:style-name="T91">access to </text:span><text:span text:style-name="T90">issue commands, </text:span><text:span text:style-name="T92">where attackers manually disabled substations.</text:span><text:span text:style-name="T88"> The attackers also used a drive wiping utility to target log files and erase </text:span><text:span text:style-name="T93">the MBR portion of drives which aided in </text:span><text:span text:style-name="T94">covering their activities as well as </text:span><text:span text:style-name="T95">slowing down</text:span><text:span text:style-name="T94"> </text:span><text:span text:style-name="T96">the power companies </text:span><text:span text:style-name="T95">trying to </text:span><text:span text:style-name="T97">get services </text:span><text:span text:style-name="T96">back online.</text:span></text:p>
      <text:p text:style-name="P5"><text:tab/><text:span text:style-name="T98">The Delivery, Exploit, and Install portions of the ICS kill chain </text:span><text:span text:style-name="T99">were </text:span><text:span text:style-name="T100">important steps to this attack’s success. </text:span><text:span text:style-name="T101">The BlackEnergy 3 malware was </text:span><text:span text:style-name="T102">able to infect multiple machines at multiple companies by leveraging social engineering </text:span><text:span text:style-name="T103">techniques to </text:span><text:span text:style-name="T104">get staff to enable macros in a Microsoft Office document. </text:span><text:span text:style-name="T105">While the reconnaissance stage of the kill chain was likely a crucial step in identifying vulnerable operations and individuals, little is known about the origin of the attack. </text:span><text:span text:style-name="T106">The selected power companies did have some factors in common like a high reliance on automation. </text:span></text:p>
      <text:p text:style-name="P5"><text:span text:style-name="T107"><text:tab/>The malware infected these companies through the targeted emails, and connected to a remote server to retrieve and install the malware, which allowed </text:span><text:span text:style-name="T108">attackers access to internal systems and explore </text:span><text:span text:style-name="T109">and develop for </text:span><text:span text:style-name="T108">the environment</text:span><text:span text:style-name="T110">s</text:span><text:span text:style-name="T108"> </text:span><text:span text:style-name="T110">before </text:span><text:span text:style-name="T108">set</text:span><text:span text:style-name="T110">ting </text:span><text:span text:style-name="T108">off the attack. </text:span><text:span text:style-name="T111">This portion of the kill chain was also especially important. During Stage 2 where the attackers were inside the network, </text:span><text:span text:style-name="T112">they </text:span><text:span text:style-name="T111">develop</text:span><text:span text:style-name="T112">ed </text:span><text:span text:style-name="T111">subtle differences in their plans to attack the specific hardware and capabilities of each of the companies affected. </text:span><text:span text:style-name="T113">For example, the differences in power distribution management systems, and taking down the uninterruptible power supply at one company’</text:span><text:span text:style-name="T114">s data center </text:span><text:span text:style-name="T113">when their attack launched. </text:span><text:soft-page-break/><text:span text:style-name="T115">The attackers also developed malicious firmware for serial to ethernet devices in order to </text:span><text:span text:style-name="T116">execute drive wiping </text:span><text:span text:style-name="T117">and prevent operator commands from being able to restore power grid function. </text:span></text:p>
      <text:p text:style-name="P2"><text:tab/><text:span text:style-name="T118">In order to prevent this type of attack from happening again, </text:span><text:span text:style-name="T119">training against phishing </text:span><text:span text:style-name="T120">and social engineering attacks would </text:span><text:span text:style-name="T121">hopefully prevent a similar initial infection route from occurrin</text:span><text:span text:style-name="T122">g</text:span><text:span text:style-name="T123">. </text:span><text:span text:style-name="T124">If the phishing attack were still successful however, IPS and antivirus software could help alert about a compromised machine</text:span><text:span text:style-name="T125">, </text:span><text:span text:style-name="T124">and</text:span><text:span text:style-name="T125"> multi factor authentication could prevent the use of stolen credentials </text:span><text:span text:style-name="T126">to move laterally </text:span><text:span text:style-name="T127">or impersonate a legitimate user</text:span><text:span text:style-name="T126">. </text:span><text:span text:style-name="T128">In addition, </text:span><text:span text:style-name="T129">each</text:span><text:span text:style-name="T128"> trusted communication paths can be exploited by an attacker, so </text:span><text:span text:style-name="T130">they </text:span><text:span text:style-name="T128">should be evaluated for risk </text:span><text:span text:style-name="T129">and better monitored for intrusion and </text:span><text:span text:style-name="T131">data exfiltration. </text:span><text:span text:style-name="T132">The defense </text:span><text:span text:style-name="T133">methods in place like firewalls did not prevent remote access </text:span><text:span text:style-name="T134">tools used in the later stages of the attack, </text:span><text:span text:style-name="T135">as well as additional safeguards that could be put in place to further segment the ICS network from the </text:span><text:span text:style-name="T136">IT systems. </text:span><text:span text:style-name="T137">And the attackers used drive wiping and log erasing to hide their tracks and other mechanisms to prevent defenders from figuring out the impact and </text:span><text:span text:style-name="T138">with</text:span><text:span text:style-name="T139"> restoration efforts</text:span><text:span text:style-name="T140">. </text:span><text:span text:style-name="T141">Centralizing logs and increasing monitoring, as well as keeping </text:span><text:span text:style-name="T142">backups and spares ready in case of a shutdown or attack </text:span><text:span text:style-name="T143">can aid defenders in </text:span><text:span text:style-name="T144">identifying forensic evidence and </text:span><text:span text:style-name="T143">restoring functionality.</text:span></text:p>
      <text:p text:style-name="P2">---</text:p>
      <text:p text:style-name="P2"/>
      <text:p text:style-name="P2"/>
      <text:p text:style-name="P2"/>
      <text:p text:style-name="P2"/>
      <text:p text:style-name="P2"/>
      <text:p text:style-name="P2"/>
      <text:p text:style-name="P2"/>
      <text:p text:style-name="P2"/>
      <text:p text:style-name="P2"/>
      <text:p text:style-name="P2"><text:soft-page-break/>CRASHOVERRIDE/INDUSTOYER</text:p>
      <text:p text:style-name="P2"><text:tab/><text:span text:style-name="T145">CRASHOVERRIDE was another malware attack on Ukraine’s energy grid during the winter months of 2016. </text:span><text:span text:style-name="T146">The initial infection was likely similar to the BlackEnergy attack, where </text:span><text:span text:style-name="T147">spear </text:span><text:span text:style-name="T146">phishing </text:span><text:span text:style-name="T148">and</text:span><text:span text:style-name="T146"> credential gathering allowed attackers to </text:span><text:span text:style-name="T149">enter the network. </text:span><text:span text:style-name="T150">From there the attackers conducted reconnaissance and scanned devices to create a plan of attack. </text:span><text:span text:style-name="T151">The attackers were able to remotely discover systems, monitor, and collect intelligence, </text:span><text:span text:style-name="T152">and discovered how to </text:span><text:span text:style-name="T153">interface with SCADA devices and use ICS protocols directly </text:span><text:span text:style-name="T154">during the attack. </text:span><text:span text:style-name="T147"><text:s/></text:span><text:span text:style-name="T89">The attackers were also able to </text:span><text:span text:style-name="T155">use software to</text:span><text:span text:style-name="T89"> compromise </text:span><text:span text:style-name="T156">systems, representing a step up in </text:span><text:span text:style-name="T157">sophistication compared to the previous BlackEnergy attack where the attack commands were issued manually. </text:span><text:span text:style-name="T158">CRASHOVERRIDE was also considered a failure because the perceived intent of the attackers was not entirely achieved, and the more advanced attack did not persist as long or effect as many people as the attackers seem to have inte</text:span><text:span text:style-name="T159">n</text:span><text:span text:style-name="T158">ded. </text:span></text:p>
      <text:p text:style-name="P2">1. What was the adversary’s method/TTP used (e.g malware, spear-phishing, etc.)?</text:p>
      <text:p text:style-name="P2">2. How did the malware spread?,</text:p>
      <text:p text:style-name="P2">3. In your opinion, what part of the ICS Kill Chain Mapping aided the most in the success of the attack?</text:p>
      <text:p text:style-name="P2">4. What are some of the recommended defensive mechanisms that could be used to prevent these attacks in the future?</text:p>
      <text:p text:style-name="P2">---</text:p>
      <text:p text:style-name="P2">Ukrainian Power Grid 2016</text:p>
      <text:p text:style-name="P2"/>
      <text:p text:style-name="P2">1. What was the adversary’s method/TTP used (e.g malware, spear-phishing, etc.)?</text:p>
      <text:p text:style-name="P2">2. How did the malware spread?,</text:p>
      <text:p text:style-name="P2">3. In your opinion, what part of the ICS Kill Chain Mapping aided the most in the success of the attack?</text:p>
      <text:p text:style-name="P2"><text:soft-page-break/>4. What are some of the recommended defensive mechanisms that could be used to prevent these attacks in the future?</text:p>
      <text:p text:style-name="P2">---</text:p>
      <text:p text:style-name="P2">Oldsmar Water Treatment Facility</text:p>
      <text:p text:style-name="P2"/>
      <text:p text:style-name="P2">1. What was the adversary’s method/TTP used (e.g malware, spear-phishing, etc.)?</text:p>
      <text:p text:style-name="P2">2. How did the malware spread?,</text:p>
      <text:p text:style-name="P2">3. In your opinion, what part of the ICS Kill Chain Mapping aided the most in the success of the attack?</text:p>
      <text:p text:style-name="P2">4. What are some of the recommended defensive mechanisms that could be used to prevent these attacks in the future?</text:p>
      <text:p text:style-name="P2">---</text:p>
      <text:p text:style-name="P2">Colonial Pipeline</text:p>
      <text:p text:style-name="P2"/>
      <text:p text:style-name="P2">1. What was the adversary’s method/TTP used (e.g malware, spear-phishing, etc.)?</text:p>
      <text:p text:style-name="P2">2. How did the malware spread?,</text:p>
      <text:p text:style-name="P2">3. In your opinion, what part of the ICS Kill Chain Mapping aided the most in the success of the attack?</text:p>
      <text:p text:style-name="P2">4. What are some of the recommended defensive mechanisms that could be used to prevent these attacks in the future?</text:p>
      <text:p text:style-name="P2"/>
      <text:p text:style-name="P6">Sources</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8T16:18:48.885681000</meta:creation-date>
    <dc:date>2025-04-29T18:17:20.372142000</dc:date>
    <meta:editing-duration>PT4H42M41S</meta:editing-duration>
    <meta:editing-cycles>190</meta:editing-cycles>
    <meta:generator>LibreOffice/25.2.0.3$MacOSX_AARCH64 LibreOffice_project/e1cf4a87eb02d755bce1a01209907ea5ddc8f069</meta:generator>
    <meta:document-statistic meta:table-count="0" meta:image-count="0" meta:object-count="0" meta:page-count="7" meta:paragraph-count="46" meta:word-count="1678" meta:character-count="10532" meta:non-whitespace-character-count="8887"/>
  </office:meta>
</office:document-meta>
</file>